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officeooo:rsid="000be1fc" officeooo:paragraph-rsid="000be1fc"/>
    </style:style>
    <style:style style:name="P2" style:family="paragraph" style:parent-style-name="Standard">
      <style:paragraph-properties fo:line-height="115%" fo:text-align="center" style:justify-single-word="false"/>
      <style:text-properties style:font-name="Ubuntu" officeooo:rsid="000be1fc" officeooo:paragraph-rsid="000be1fc"/>
    </style:style>
    <style:style style:name="P3" style:family="paragraph" style:parent-style-name="Standard">
      <style:paragraph-properties fo:line-height="115%" fo:text-align="start" style:justify-single-word="false"/>
      <style:text-properties officeooo:rsid="000be1fc" officeooo:paragraph-rsid="000be1fc"/>
    </style:style>
    <style:style style:name="P4" style:family="paragraph" style:parent-style-name="Standard" style:list-style-name="L4">
      <style:paragraph-properties fo:line-height="115%" fo:text-align="start" style:justify-single-word="false"/>
      <style:text-properties officeooo:rsid="000be1fc" officeooo:paragraph-rsid="000be1fc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0be1fc"/>
    </style:style>
    <style:style style:name="P6" style:family="paragraph" style:parent-style-name="Default-Ubuntu">
      <style:text-properties officeooo:rsid="001007b9" officeooo:paragraph-rsid="001007b9"/>
    </style:style>
    <style:style style:name="P7" style:family="paragraph" style:parent-style-name="Default-Ubuntu">
      <style:text-properties style:font-name="Ubuntu Light" fo:font-weight="normal" officeooo:paragraph-rsid="000ebbff" style:font-weight-asian="normal" style:font-weight-complex="normal"/>
    </style:style>
    <style:style style:name="P8" style:family="paragraph" style:parent-style-name="Default-Ubuntu">
      <style:text-properties style:font-name="Ubuntu" fo:font-weight="normal" officeooo:paragraph-rsid="000ebbff" style:font-weight-asian="normal" style:font-weight-complex="normal"/>
    </style:style>
    <style:style style:name="P9" style:family="paragraph" style:parent-style-name="Default-Ubuntu">
      <style:text-properties fo:font-style="italic" fo:font-weight="normal" officeooo:rsid="001007b9" officeooo:paragraph-rsid="001007b9" style:font-style-asian="italic" style:font-weight-asian="normal" style:font-style-complex="italic" style:font-weight-complex="normal"/>
    </style:style>
    <style:style style:name="P10" style:family="paragraph" style:parent-style-name="Default-Ubuntu">
      <style:text-properties fo:font-style="normal" fo:font-weight="normal" officeooo:rsid="00136703" officeooo:paragraph-rsid="00136703" style:font-style-asian="normal" style:font-weight-asian="normal" style:font-style-complex="normal" style:font-weight-complex="normal"/>
    </style:style>
    <style:style style:name="P11" style:family="paragraph" style:parent-style-name="Default-Ubuntu">
      <style:text-properties officeooo:rsid="00136703" officeooo:paragraph-rsid="00136703"/>
    </style:style>
    <style:style style:name="P12" style:family="paragraph" style:parent-style-name="Code-FreeMono">
      <style:text-properties fo:font-size="13pt" officeooo:rsid="000be1fc" officeooo:paragraph-rsid="000be1fc" style:font-size-asian="11.3500003814697pt" style:font-size-complex="13pt"/>
    </style:style>
    <style:style style:name="P13" style:family="paragraph" style:parent-style-name="Code-FreeMono">
      <style:text-properties officeooo:paragraph-rsid="000be1fc"/>
    </style:style>
    <style:style style:name="T1" style:family="text">
      <style:text-properties style:font-name="Ubuntu"/>
    </style:style>
    <style:style style:name="T2" style:family="text">
      <style:text-properties style:font-name="Ubuntu" officeooo:rsid="000be1fc"/>
    </style:style>
    <style:style style:name="T3" style:family="text">
      <style:text-properties officeooo:rsid="000ebb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36703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eth Johnson</text:p>
      <text:p text:style-name="P1">Dr. Farkas</text:p>
      <text:p text:style-name="P1">CSCE 520</text:p>
      <text:p text:style-name="P1">1 February 2017</text:p>
      <text:p text:style-name="P2">Homework 1</text:p>
      <text:p text:style-name="P5"><text:span text:style-name="T2">1</text:span></text:p>
      <text:list xml:id="list9165150026944751342" text:style-name="L4">
        <text:list-item>
          <text:p text:style-name="P4"><text:span text:style-name="T1">Atomicity – all-or-nothing of the transaction’s effect will take place</text:span></text:p>
        </text:list-item>
        <text:list-item>
          <text:p text:style-name="P4"><text:span text:style-name="T1">Consistency – each transaction leaves the system in a consistent state</text:span></text:p>
        </text:list-item>
        <text:list-item>
          <text:p text:style-name="P4"><text:span text:style-name="T1">Isolation – each transaction must appear to be executed as if no other transactions are executed at the same time</text:span></text:p>
        </text:list-item>
        <text:list-item>
          <text:p text:style-name="P4"><text:span text:style-name="T1">Durability – effect of the transaction must never be lost after the transaction is completed </text:span></text:p>
        </text:list-item>
      </text:list>
      <text:p text:style-name="P3"><text:span text:style-name="T1"/></text:p>
      <text:p text:style-name="P3"><text:span text:style-name="T1">2)</text:span></text:p>
      <text:p text:style-name="P12">CREATE TABLE MovieStar (</text:p>
      <text:p text:style-name="P12"><text:tab/>name CHAR(30),<text:tab/></text:p>
      <text:p text:style-name="P12"><text:tab/>address VARCHAR(255),</text:p>
      <text:p text:style-name="Code-FreeMono"><text:tab/>gender CHAR(1),</text:p>
      <text:p text:style-name="P12"><text:tab/>birthday DATE,</text:p>
      <text:p text:style-name="P12"><text:tab/>PRIMARY KEY (name)</text:p>
      <text:p text:style-name="P12">);</text:p>
      <text:p text:style-name="P13"/>
      <text:p text:style-name="P8"><text:span text:style-name="T3">Attributes declared as the ‘PRIMARY KEY’ are not allowed to be ‘NULL’. A violation of this rule is rejected by the DBMS. Key attributes declared as ‘UNIQUE’ are permitted to be ‘NULL’.</text:span></text:p>
      <text:p text:style-name="P7"/>
      <text:p text:style-name="P9">3) How many different ways (considering orders of tuples and attributes) are there to represent a relation instance if that instance has...</text:p>
      <text:p text:style-name="P6">(a) <text:span text:style-name="T5">...three attributes and three tuples. </text:span></text:p>
      <text:p text:style-name="Default-Ubuntu"><text:span text:style-name="T8">RelationshipInstances=(attributes)! * (tuples)!</text:span></text:p>
      <text:p text:style-name="P11"><text:span text:style-name="T7">3!*3!=</text:span><text:span text:style-name="T9">36</text:span></text:p>
      <text:p text:style-name="P11"><text:span text:style-name="T7">(b)</text:span></text:p>
      <text:p text:style-name="P11"><text:span text:style-name="T7">4!*5!=24*120=</text:span><text:span text:style-name="T9">2880</text:span></text:p>
      <text:p text:style-name="P10">(c)<text:span text:style-name="T4">n!*m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-FreeMono" style:family="paragraph" style:parent-style-name="Standard">
      <style:paragraph-properties fo:line-height="115%" fo:text-align="start" style:justify-single-word="false"/>
      <style:text-properties style:font-name="FreeMono" fo:font-family="FreeMono" style:font-family-generic="modern" style:font-pitch="fixed" fo:font-size="13pt" officeooo:rsid="000be1fc" style:font-size-asian="11.3500003814697pt" style:font-size-complex="13pt"/>
    </style:style>
    <style:style style:name="Default-Ubuntu" style:family="paragraph" style:parent-style-name="Code-FreeMono">
      <style:text-properties style:font-name="Ubuntu" fo:font-family="Ubuntu" style:font-pitch="variable" fo:font-size="12pt" officeooo:rsid="000be1fc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54:38.082393163</meta:creation-date>
    <dc:date>2018-01-29T13:07:29.173957281</dc:date>
    <meta:editing-duration>PT7M30S</meta:editing-duration>
    <meta:editing-cycles>1</meta:editing-cycles>
    <meta:document-statistic meta:table-count="0" meta:image-count="0" meta:object-count="0" meta:page-count="1" meta:paragraph-count="26" meta:word-count="152" meta:character-count="973" meta:non-whitespace-character-count="839"/>
    <meta:generator>LibreOffice/5.1.6.2$Linux_X86_64 LibreOffice_project/10m0$Build-2</meta:generator>
  </office:meta>
</office:document-meta>
</file>